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DA559D1EE67797C.png" manifest:media-type="image/png"/>
  <manifest:file-entry manifest:full-path="Pictures/100000000000078000000438F3F2F1A28FBE6F02.png" manifest:media-type="image/png"/>
  <manifest:file-entry manifest:full-path="Pictures/100000000000078000000438BDB7F81F50D6EA84.png" manifest:media-type="image/png"/>
  <manifest:file-entry manifest:full-path="Pictures/1000000000000780000004381ACA6BDE314C6BBF.png" manifest:media-type="image/png"/>
  <manifest:file-entry manifest:full-path="Pictures/100000000000078000000438CAF43E3B9DE44EE4.png" manifest:media-type="image/png"/>
  <manifest:file-entry manifest:full-path="Pictures/100000000000078000000438AC6A3F6D5494222B.png" manifest:media-type="image/png"/>
  <manifest:file-entry manifest:full-path="Pictures/100000000000078000000438904F2911D7293CCE.png" manifest:media-type="image/png"/>
  <manifest:file-entry manifest:full-path="Pictures/100000000000078000000438D81893309130423C.png" manifest:media-type="image/png"/>
  <manifest:file-entry manifest:full-path="Pictures/100000000000078000000438A8E6430BD7EE4420.png" manifest:media-type="image/png"/>
  <manifest:file-entry manifest:full-path="Pictures/100000000000078000000438CDEDDD6858862721.png" manifest:media-type="image/png"/>
  <manifest:file-entry manifest:full-path="Pictures/100000000000078000000438FE31BBF1257848CF.png" manifest:media-type="image/png"/>
  <manifest:file-entry manifest:full-path="Pictures/1000000000000780000004383F686A08BFEFFA81.png" manifest:media-type="image/png"/>
  <manifest:file-entry manifest:full-path="Pictures/10000000000007800000043886AE6672C56A5089.png" manifest:media-type="image/png"/>
  <manifest:file-entry manifest:full-path="Pictures/100000000000078000000438C20F29E3AB219F62.png" manifest:media-type="image/png"/>
  <manifest:file-entry manifest:full-path="Pictures/100000000000078000000438CC9D564C62C21F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53in" draw:z-index="0"><draw:image xlink:href="Pictures/100000000000078000000438F3F2F1A28FBE6F02.png" xlink:type="simple" xlink:show="embed" xlink:actuate="onLoad"/></draw:frame></text:p>
      <text:p text:style-name="Standard"><draw:frame draw:style-name="fr1" draw:name="Image2" text:anchor-type="paragraph" svg:width="6.9252in" svg:height="3.8953in" draw:z-index="1"><draw:image xlink:href="Pictures/100000000000078000000438BDB7F81F50D6EA8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6.9252in" svg:height="3.8953in" draw:z-index="2"><draw:image xlink:href="Pictures/1000000000000780000004381ACA6BDE314C6BBF.png" xlink:type="simple" xlink:show="embed" xlink:actuate="onLoad"/></draw:frame><text:soft-page-break/></text:p>
      <text:p text:style-name="Standard"><draw:frame draw:style-name="fr1" draw:name="Image4" text:anchor-type="paragraph" svg:width="6.9252in" svg:height="3.8953in" draw:z-index="3"><draw:image xlink:href="Pictures/100000000000078000000438CAF43E3B9DE44EE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6.9252in" svg:height="3.8953in" draw:z-index="4"><draw:image xlink:href="Pictures/100000000000078000000438904F2911D7293CCE.png" xlink:type="simple" xlink:show="embed" xlink:actuate="onLoad"/></draw:frame><text:soft-page-break/></text:p>
      <text:p text:style-name="Standard"><draw:frame draw:style-name="fr1" draw:name="Image6" text:anchor-type="paragraph" svg:width="6.9252in" svg:height="3.8953in" draw:z-index="5"><draw:image xlink:href="Pictures/100000000000078000000438D81893309130423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width="6.9252in" svg:height="3.8953in" draw:z-index="6"><draw:image xlink:href="Pictures/100000000000078000000438A8E6430BD7EE4420.png" xlink:type="simple" xlink:show="embed" xlink:actuate="onLoad"/></draw:frame><text:soft-page-break/></text:p>
      <text:p text:style-name="Standard"><draw:frame draw:style-name="fr1" draw:name="Image8" text:anchor-type="paragraph" svg:width="6.9252in" svg:height="3.8953in" draw:z-index="7"><draw:image xlink:href="Pictures/100000000000078000000438AC6A3F6D5494222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width="6.9252in" svg:height="3.8953in" draw:z-index="8"><draw:image xlink:href="Pictures/1000000000000780000004388DA559D1EE67797C.png" xlink:type="simple" xlink:show="embed" xlink:actuate="onLoad"/></draw:frame><text:soft-page-break/></text:p>
      <text:p text:style-name="Standard"><draw:frame draw:style-name="fr1" draw:name="Image10" text:anchor-type="paragraph" svg:width="6.9252in" svg:height="3.8953in" draw:z-index="9"><draw:image xlink:href="Pictures/100000000000078000000438CDEDDD685886272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paragraph" svg:width="6.9252in" svg:height="3.8953in" draw:z-index="10"><draw:image xlink:href="Pictures/100000000000078000000438FE31BBF1257848CF.png" xlink:type="simple" xlink:show="embed" xlink:actuate="onLoad"/></draw:frame><text:soft-page-break/></text:p>
      <text:p text:style-name="Standard"><draw:frame draw:style-name="fr1" draw:name="Image12" text:anchor-type="paragraph" svg:width="6.9252in" svg:height="3.8953in" draw:z-index="11"><draw:image xlink:href="Pictures/1000000000000780000004383F686A08BFEFFA8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paragraph" svg:width="6.9252in" svg:height="3.8953in" draw:z-index="12"><draw:image xlink:href="Pictures/10000000000007800000043886AE6672C56A5089.png" xlink:type="simple" xlink:show="embed" xlink:actuate="onLoad"/></draw:frame><text:soft-page-break/></text:p>
      <text:p text:style-name="Standard"><draw:frame draw:style-name="fr1" draw:name="Image14" text:anchor-type="paragraph" svg:width="6.9252in" svg:height="3.8953in" draw:z-index="13"><draw:image xlink:href="Pictures/100000000000078000000438C20F29E3AB219F6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5" text:anchor-type="paragraph" svg:width="6.9252in" svg:height="3.8953in" draw:z-index="14"><draw:image xlink:href="Pictures/100000000000078000000438CC9D564C62C21FB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5:26:12.794000000</meta:creation-date>
    <dc:date>2019-11-14T16:28:18.979000000</dc:date>
    <meta:editing-duration>PT50M55S</meta:editing-duration>
    <meta:editing-cycles>4</meta:editing-cycles>
    <meta:generator>LibreOffice/5.1.2.2$Windows_x86 LibreOffice_project/d3bf12ecb743fc0d20e0be0c58ca359301eb705f</meta:generator>
    <meta:document-statistic meta:table-count="0" meta:image-count="15" meta:object-count="0" meta:page-count="8" meta:paragraph-count="0" meta:word-count="0" meta:character-count="0" meta:non-whitespace-character-count="0"/>
  </office:meta>
</office:document-meta>
</file>